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</style:style>
    <style:style style:name="T517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355755929t</text:p>
        </text:list-item>
        <text:list-item>
          <text:p text:style-name="P307">br2465219410902</text:p>
        </text:list-item>
        <text:list-item>
          <text:p text:style-name="P308">br246422272222r</text:p>
        </text:list-item>
        <text:list-item>
          <text:p text:style-name="P309">br248054081343x</text:p>
        </text:list-item>
        <text:list-item>
          <text:p text:style-name="P310">br242515985649a</text:p>
        </text:list-item>
        <text:list-item>
          <text:p text:style-name="P311">br241686819961i</text:p>
        </text:list-item>
        <text:list-item>
          <text:p text:style-name="P312">br2426293249943</text:p>
        </text:list-item>
        <text:list-item>
          <text:p text:style-name="P313">br240803749349u</text:p>
        </text:list-item>
        <text:list-item>
          <text:p text:style-name="P314">br248080199151x</text:p>
        </text:list-item>
        <text:list-item>
          <text:p text:style-name="P315">br241469301294u</text:p>
        </text:list-item>
        <text:list-item>
          <text:p text:style-name="P316">br2407296879506</text:p>
        </text:list-item>
        <text:list-item>
          <text:p text:style-name="P317">br244932632889x</text:p>
        </text:list-item>
        <text:list-item>
          <text:p text:style-name="P318">br2497255908231</text:p>
        </text:list-item>
        <text:list-item>
          <text:p text:style-name="P319">br247658286226v</text:p>
        </text:list-item>
        <text:list-item>
          <text:p text:style-name="P320">br242095175993w</text:p>
        </text:list-item>
        <text:list-item>
          <text:p text:style-name="P321">br248169147259o</text:p>
        </text:list-item>
        <text:list-item>
          <text:p text:style-name="P322">BR245273230338P</text:p>
        </text:list-item>
        <text:list-item>
          <text:p text:style-name="P323">BR2449971065611</text:p>
        </text:list-item>
        <text:list-item>
          <text:p text:style-name="P324">BR242188131072S</text:p>
        </text:list-item>
        <text:list-item>
          <text:p text:style-name="P325">BR244085131318T</text:p>
        </text:list-item>
        <text:list-item>
          <text:p text:style-name="P326">BR243785937781T</text:p>
        </text:list-item>
        <text:list-item>
          <text:p text:style-name="P327">BR247210673841A</text:p>
        </text:list-item>
        <text:list-item>
          <text:p text:style-name="P328">BR2484278399623</text:p>
        </text:list-item>
        <text:list-item>
          <text:p text:style-name="P329">BR2492579804625</text:p>
        </text:list-item>
        <text:list-item>
          <text:p text:style-name="P330">BR2436071585010</text:p>
        </text:list-item>
        <text:list-item>
          <text:p text:style-name="P331">BR2430397767401</text:p>
        </text:list-item>
        <text:list-item>
          <text:p text:style-name="P332">BR240675417010C</text:p>
        </text:list-item>
        <text:list-item>
          <text:p text:style-name="P333">BR245892473318X</text:p>
        </text:list-item>
        <text:list-item>
          <text:p text:style-name="P334">BR249034250357X</text:p>
        </text:list-item>
        <text:list-item>
          <text:p text:style-name="P335">BR242021360196V</text:p>
        </text:list-item>
        <text:list-item>
          <text:p text:style-name="P336">BR246424247796X</text:p>
        </text:list-item>
        <text:list-item>
          <text:p text:style-name="P337">BR245409246066T</text:p>
        </text:list-item>
        <text:list-item>
          <text:p text:style-name="P338">BR2461641780518</text:p>
        </text:list-item>
        <text:list-item>
          <text:p text:style-name="P339">BR2461117849260</text:p>
        </text:list-item>
        <text:list-item>
          <text:p text:style-name="P340">BR240205528338Z</text:p>
        </text:list-item>
        <text:list-item>
          <text:p text:style-name="P341">BR245750873725Z</text:p>
        </text:list-item>
        <text:list-item>
          <text:p text:style-name="P342">BR241708795929U</text:p>
        </text:list-item>
        <text:list-item>
          <text:p text:style-name="P343">BR241221709156M</text:p>
        </text:list-item>
        <text:list-item>
          <text:p text:style-name="P344">BR243373780023O</text:p>
        </text:list-item>
        <text:list-item>
          <text:p text:style-name="P345">BR246434935378J</text:p>
        </text:list-item>
        <text:list-item>
          <text:p text:style-name="P346">BR248127562189B</text:p>
        </text:list-item>
        <text:list-item>
          <text:p text:style-name="P347">BR245775296686B</text:p>
        </text:list-item>
        <text:list-item>
          <text:p text:style-name="P348">BR248539637319X</text:p>
        </text:list-item>
        <text:list-item>
          <text:p text:style-name="P349">BR2488294412165</text:p>
        </text:list-item>
        <text:list-item>
          <text:p text:style-name="P350">BR246116989404Y</text:p>
        </text:list-item>
        <text:list-item>
          <text:p text:style-name="P351">BR2439116053494</text:p>
        </text:list-item>
        <text:list-item>
          <text:p text:style-name="P352">BR2436337214064</text:p>
        </text:list-item>
        <text:list-item>
          <text:p text:style-name="P353">BR247257343846J</text:p>
        </text:list-item>
        <text:list-item>
          <text:p text:style-name="P354">BR245656789472W</text:p>
        </text:list-item>
        <text:list-item>
          <text:p text:style-name="P355">BR246181312024N</text:p>
        </text:list-item>
        <text:list-item>
          <text:p text:style-name="P356">BR249528009785Z</text:p>
        </text:list-item>
        <text:list-item>
          <text:p text:style-name="P357">BR2447810647893</text:p>
        </text:list-item>
        <text:list-item>
          <text:p text:style-name="P358">BR248691575808D</text:p>
        </text:list-item>
        <text:list-item>
          <text:p text:style-name="P359">BR2477708876020</text:p>
        </text:list-item>
        <text:list-item>
          <text:p text:style-name="P360">BR245114799734R</text:p>
        </text:list-item>
        <text:list-item>
          <text:p text:style-name="P361">BR2406733612594</text:p>
        </text:list-item>
        <text:list-item>
          <text:p text:style-name="P362">BR243427379522N</text:p>
        </text:list-item>
        <text:list-item>
          <text:p text:style-name="P363">BR245897659872T</text:p>
        </text:list-item>
        <text:list-item>
          <text:p text:style-name="P364">BR2497158206005</text:p>
        </text:list-item>
        <text:list-item>
          <text:p text:style-name="P365">BR247496710296H</text:p>
        </text:list-item>
        <text:list-item>
          <text:p text:style-name="P366">BR247262963924P</text:p>
        </text:list-item>
        <text:list-item>
          <text:p text:style-name="P367">BR246743796877V</text:p>
        </text:list-item>
        <text:list-item>
          <text:p text:style-name="P368">BR240346516758H</text:p>
        </text:list-item>
        <text:list-item>
          <text:p text:style-name="P369">BR242678482129F</text:p>
        </text:list-item>
        <text:list-item>
          <text:p text:style-name="P370">BR242855495004H</text:p>
        </text:list-item>
        <text:list-item>
          <text:p text:style-name="P371">BR243552278604R</text:p>
        </text:list-item>
        <text:list-item>
          <text:p text:style-name="P372">BR246646106445O</text:p>
        </text:list-item>
        <text:list-item>
          <text:p text:style-name="P373">BR249622070717T</text:p>
        </text:list-item>
        <text:list-item>
          <text:p text:style-name="P374">BR243073319753U</text:p>
        </text:list-item>
        <text:list-item>
          <text:p text:style-name="P375">BR245432619371N</text:p>
        </text:list-item>
        <text:list-item>
          <text:p text:style-name="P376">BR247658286226V</text:p>
        </text:list-item>
        <text:list-item>
          <text:p text:style-name="P377">BR2407296879506</text:p>
        </text:list-item>
        <text:list-item>
          <text:p text:style-name="P378">BR2465007320026</text:p>
        </text:list-item>
        <text:list-item>
          <text:p text:style-name="P379">BR2499127273132</text:p>
        </text:list-item>
        <text:list-item>
          <text:p text:style-name="P380">BR2455956166992</text:p>
        </text:list-item>
        <text:list-item>
          <text:p text:style-name="P381">BR2489958494397</text:p>
        </text:list-item>
        <text:list-item>
          <text:p text:style-name="P382">BR243834793622V</text:p>
        </text:list-item>
        <text:list-item>
          <text:p text:style-name="P383">BR246601403660D</text:p>
        </text:list-item>
        <text:list-item>
          <text:p text:style-name="P384">BR241743072016Y</text:p>
        </text:list-item>
        <text:list-item>
          <text:p text:style-name="P385">BR2421080465915</text:p>
        </text:list-item>
        <text:list-item>
          <text:p text:style-name="P386">BR243838748348Z</text:p>
        </text:list-item>
        <text:list-item>
          <text:p text:style-name="P387">BR2417313530769</text:p>
        </text:list-item>
        <text:list-item>
          <text:p text:style-name="P388">BR2461037242955</text:p>
        </text:list-item>
        <text:list-item>
          <text:p text:style-name="P389">BR242241200276T</text:p>
        </text:list-item>
        <text:list-item>
          <text:p text:style-name="P390">BR240472670864N</text:p>
        </text:list-item>
        <text:list-item>
          <text:p text:style-name="P391">BR242216510284R</text:p>
        </text:list-item>
        <text:list-item>
          <text:p text:style-name="P392">BR242955461764Z</text:p>
        </text:list-item>
        <text:list-item>
          <text:p text:style-name="P393">BR242677415533Y</text:p>
        </text:list-item>
        <text:list-item>
          <text:p text:style-name="P394">BR242928730701G</text:p>
        </text:list-item>
        <text:list-item>
          <text:p text:style-name="P395">BR2473180317131</text:p>
        </text:list-item>
        <text:list-item>
          <text:p text:style-name="P396">BR2437369037200</text:p>
        </text:list-item>
        <text:list-item>
          <text:p text:style-name="P397">BR246725294726G</text:p>
        </text:list-item>
        <text:list-item>
          <text:p text:style-name="P398">BR240426884302X</text:p>
        </text:list-item>
        <text:list-item>
          <text:p text:style-name="P399">BR2480975608162</text:p>
        </text:list-item>
        <text:list-item>
          <text:p text:style-name="P400">BR249292363066E</text:p>
        </text:list-item>
        <text:list-item>
          <text:p text:style-name="P401">BR244802290839U</text:p>
        </text:list-item>
        <text:list-item>
          <text:p text:style-name="P402">BR2469523557902</text:p>
        </text:list-item>
        <text:list-item>
          <text:p text:style-name="P403">BR2470413575412</text:p>
        </text:list-item>
        <text:list-item>
          <text:p text:style-name="P404">BR241449970986F</text:p>
        </text:list-item>
        <text:list-item>
          <text:p text:style-name="P405">BR249659470327K</text:p>
        </text:list-item>
        <text:list-item>
          <text:p text:style-name="P406">BR248600907266U</text:p>
        </text:list-item>
        <text:list-item>
          <text:p text:style-name="P407">BR240345442553R</text:p>
        </text:list-item>
        <text:list-item>
          <text:p text:style-name="P408">BR242036160070C</text:p>
        </text:list-item>
        <text:list-item>
          <text:p text:style-name="P409">BR247709519820Q</text:p>
        </text:list-item>
        <text:list-item>
          <text:p text:style-name="P410">BR242914384866T</text:p>
        </text:list-item>
        <text:list-item>
          <text:p text:style-name="P411">BR247854807725P</text:p>
        </text:list-item>
        <text:list-item>
          <text:p text:style-name="P412">BR243285404181U</text:p>
        </text:list-item>
        <text:list-item>
          <text:p text:style-name="P413">BR247270739744E</text:p>
        </text:list-item>
        <text:list-item>
          <text:p text:style-name="P414">BR242559959681I</text:p>
        </text:list-item>
        <text:list-item>
          <text:p text:style-name="P415">BR243900642000K</text:p>
        </text:list-item>
        <text:list-item>
          <text:p text:style-name="P416">BR244742965086S</text:p>
        </text:list-item>
        <text:list-item>
          <text:p text:style-name="P417">BR245822279360Y</text:p>
        </text:list-item>
        <text:list-item>
          <text:p text:style-name="P418">BR246970567971W</text:p>
        </text:list-item>
        <text:list-item>
          <text:p text:style-name="P419">BR242164108474H</text:p>
        </text:list-item>
        <text:list-item>
          <text:p text:style-name="P420">BR243290611199L</text:p>
        </text:list-item>
        <text:list-item>
          <text:p text:style-name="P421">BR2443230529291</text:p>
        </text:list-item>
        <text:list-item>
          <text:p text:style-name="P422">BR2409050920226</text:p>
        </text:list-item>
        <text:list-item>
          <text:p text:style-name="P423">BR247057165892L</text:p>
        </text:list-item>
        <text:list-item>
          <text:p text:style-name="P424">BR2403509939217</text:p>
        </text:list-item>
        <text:list-item>
          <text:p text:style-name="P425">BR249442747904Z</text:p>
        </text:list-item>
        <text:list-item>
          <text:p text:style-name="P426">BR240290695065J</text:p>
        </text:list-item>
        <text:list-item>
          <text:p text:style-name="P427">BR2422694592047</text:p>
        </text:list-item>
        <text:list-item>
          <text:p text:style-name="P428">BR247105945072Y</text:p>
        </text:list-item>
        <text:list-item>
          <text:p text:style-name="P429">BR243481314702B</text:p>
        </text:list-item>
        <text:list-item>
          <text:p text:style-name="P430">BR244156332971O</text:p>
        </text:list-item>
        <text:list-item>
          <text:p text:style-name="P431">BR244468297942L</text:p>
        </text:list-item>
        <text:list-item>
          <text:p text:style-name="P432">BR245093462214P</text:p>
        </text:list-item>
        <text:list-item>
          <text:p text:style-name="P433">BR243462669450E</text:p>
        </text:list-item>
        <text:list-item>
          <text:p text:style-name="P434">BR242734833595C</text:p>
        </text:list-item>
        <text:list-item>
          <text:p text:style-name="P435">BR247666869189Z</text:p>
        </text:list-item>
        <text:list-item>
          <text:p text:style-name="P436">BR245599146278N</text:p>
        </text:list-item>
        <text:list-item>
          <text:p text:style-name="P437">BR241962380921X</text:p>
        </text:list-item>
        <text:list-item>
          <text:p text:style-name="P438">BR240995209446U</text:p>
        </text:list-item>
        <text:list-item>
          <text:p text:style-name="P439">BR243375233209V</text:p>
        </text:list-item>
        <text:list-item>
          <text:p text:style-name="P440">BR249486601015O</text:p>
        </text:list-item>
        <text:list-item>
          <text:p text:style-name="P441">BR248732684055S</text:p>
        </text:list-item>
        <text:list-item>
          <text:p text:style-name="P442">BR249849747577U</text:p>
        </text:list-item>
        <text:list-item>
          <text:p text:style-name="P443">BR2436383827321</text:p>
        </text:list-item>
        <text:list-item>
          <text:p text:style-name="P444">BR243391062352B</text:p>
        </text:list-item>
        <text:list-item>
          <text:p text:style-name="P445">BR2454084711921</text:p>
        </text:list-item>
        <text:list-item>
          <text:p text:style-name="P446">BR249810991883X</text:p>
        </text:list-item>
        <text:list-item>
          <text:p text:style-name="P447">BR249997501746X</text:p>
        </text:list-item>
        <text:list-item>
          <text:p text:style-name="P448">BR249172847934X</text:p>
        </text:list-item>
        <text:list-item>
          <text:p text:style-name="P449">BR247004334734U</text:p>
        </text:list-item>
        <text:list-item>
          <text:p text:style-name="P450">BR246194340509O</text:p>
        </text:list-item>
        <text:list-item>
          <text:p text:style-name="P451">BR240305589642Q</text:p>
        </text:list-item>
        <text:list-item>
          <text:p text:style-name="P452">BR245573573256L</text:p>
        </text:list-item>
        <text:list-item>
          <text:p text:style-name="P453">BR2443307864500</text:p>
        </text:list-item>
        <text:list-item>
          <text:p text:style-name="P454">BR249993992723X</text:p>
        </text:list-item>
        <text:list-item>
          <text:p text:style-name="P455">BR243549257782A</text:p>
        </text:list-item>
        <text:list-item>
          <text:p text:style-name="P456">BR246370807865T</text:p>
        </text:list-item>
        <text:list-item>
          <text:p text:style-name="P457">BR242266352727C</text:p>
        </text:list-item>
        <text:list-item>
          <text:p text:style-name="P458">BR247323699529B</text:p>
        </text:list-item>
        <text:list-item>
          <text:p text:style-name="P459">BR241974155960I</text:p>
        </text:list-item>
        <text:list-item>
          <text:p text:style-name="P460">BR244127289154Y</text:p>
        </text:list-item>
        <text:list-item>
          <text:p text:style-name="P461">BR2458344764286</text:p>
        </text:list-item>
        <text:list-item>
          <text:p text:style-name="P462">BR245557030062N</text:p>
        </text:list-item>
        <text:list-item>
          <text:p text:style-name="P463">BR241614178061K</text:p>
        </text:list-item>
        <text:list-item>
          <text:p text:style-name="P464">BR243527483483P</text:p>
        </text:list-item>
        <text:list-item>
          <text:p text:style-name="P465">BR249082352162Z</text:p>
        </text:list-item>
        <text:list-item>
          <text:p text:style-name="P466">BR242441240788K</text:p>
        </text:list-item>
        <text:list-item>
          <text:p text:style-name="P467">BR240198989147X</text:p>
        </text:list-item>
        <text:list-item>
          <text:p text:style-name="P468">BR2452886766726</text:p>
        </text:list-item>
        <text:list-item>
          <text:p text:style-name="P469">BR2459464690465</text:p>
        </text:list-item>
        <text:list-item>
          <text:p text:style-name="P470">BR246570099570S</text:p>
        </text:list-item>
        <text:list-item>
          <text:p text:style-name="P471">BR240648337333Q</text:p>
        </text:list-item>
        <text:list-item>
          <text:p text:style-name="P472">BR241034523203K</text:p>
        </text:list-item>
        <text:list-item>
          <text:p text:style-name="P473">BR247283774229G</text:p>
        </text:list-item>
        <text:list-item>
          <text:p text:style-name="P474">BR2435758120221</text:p>
        </text:list-item>
        <text:list-item>
          <text:p text:style-name="P475">BR241798255755N</text:p>
        </text:list-item>
        <text:list-item>
          <text:p text:style-name="P476">BR248880214290K</text:p>
        </text:list-item>
        <text:list-item>
          <text:p text:style-name="P477">BR249301159143M</text:p>
        </text:list-item>
        <text:list-item>
          <text:p text:style-name="P478">BR241588247246H</text:p>
        </text:list-item>
        <text:list-item>
          <text:p text:style-name="P479">BR2453681227360</text:p>
        </text:list-item>
        <text:list-item>
          <text:p text:style-name="P480">BR243440655408C</text:p>
        </text:list-item>
        <text:list-item>
          <text:p text:style-name="P481">BR247242706777M</text:p>
        </text:list-item>
        <text:list-item>
          <text:p text:style-name="P482">BR2437725684444</text:p>
        </text:list-item>
        <text:list-item>
          <text:p text:style-name="P483">BR2494443858209</text:p>
        </text:list-item>
        <text:list-item>
          <text:p text:style-name="P484">BR2450013501184</text:p>
        </text:list-item>
        <text:list-item>
          <text:p text:style-name="P485">BR2418421945999</text:p>
        </text:list-item>
        <text:list-item>
          <text:p text:style-name="P486">BR2415302313915</text:p>
        </text:list-item>
        <text:list-item>
          <text:p text:style-name="P487">BR242209397388B</text:p>
        </text:list-item>
        <text:list-item>
          <text:p text:style-name="P488">BR2495824294832</text:p>
        </text:list-item>
        <text:list-item>
          <text:p text:style-name="P489">BR245027483020J</text:p>
        </text:list-item>
        <text:list-item>
          <text:p text:style-name="P490">BR240424209945J</text:p>
        </text:list-item>
        <text:list-item>
          <text:p text:style-name="P491">BR2451744211364</text:p>
        </text:list-item>
        <text:list-item>
          <text:p text:style-name="P492">BR2459727967276</text:p>
        </text:list-item>
        <text:list-item>
          <text:p text:style-name="P493">BR247525960848W</text:p>
        </text:list-item>
        <text:list-item>
          <text:p text:style-name="P494">BR249156745918J</text:p>
        </text:list-item>
        <text:list-item>
          <text:p text:style-name="P495">BR245784833369O</text:p>
        </text:list-item>
        <text:list-item>
          <text:p text:style-name="P496">BR245069060394X</text:p>
        </text:list-item>
        <text:list-item>
          <text:p text:style-name="P497">BR240036811414W</text:p>
        </text:list-item>
        <text:list-item>
          <text:p text:style-name="P498">BR2402687255230</text:p>
        </text:list-item>
        <text:list-item>
          <text:p text:style-name="P499">BR241482572670Y</text:p>
        </text:list-item>
        <text:list-item>
          <text:p text:style-name="P500">BR2405881620224</text:p>
        </text:list-item>
        <text:list-item>
          <text:p text:style-name="P501">BR249520083334P</text:p>
        </text:list-item>
        <text:list-item>
          <text:p text:style-name="P502">BR241074419070J</text:p>
        </text:list-item>
        <text:list-item>
          <text:p text:style-name="P503">BR244037368865F</text:p>
        </text:list-item>
        <text:list-item>
          <text:p text:style-name="P504">BR247768754371R</text:p>
        </text:list-item>
        <text:list-item>
          <text:p text:style-name="P505">BR240400850783G</text:p>
        </text:list-item>
        <text:list-item>
          <text:p text:style-name="P506">BR2474116010713</text:p>
        </text:list-item>
        <text:list-item>
          <text:p text:style-name="P507">BR2437345471893</text:p>
        </text:list-item>
        <text:list-item>
          <text:p text:style-name="P508">BR2409853639782</text:p>
        </text:list-item>
        <text:list-item>
          <text:p text:style-name="P509">BR242565667245M</text:p>
        </text:list-item>
        <text:list-item>
          <text:p text:style-name="P510">BR241411175695M</text:p>
        </text:list-item>
        <text:list-item>
          <text:p text:style-name="P511">BR249063435749D</text:p>
        </text:list-item>
        <text:list-item>
          <text:p text:style-name="P512">BR247756657471N</text:p>
        </text:list-item>
        <text:list-item>
          <text:p text:style-name="P513">BR2478056824990</text:p>
        </text:list-item>
        <text:list-item>
          <text:p text:style-name="P514">BR245700038688V</text:p>
        </text:list-item>
        <text:list-item>
          <text:p text:style-name="P515">BR241218355439V</text:p>
        </text:list-item>
        <text:list-item>
          <text:p text:style-name="P516"><text:span text:style-name="T517">BR247318221522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6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11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6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6T19:34:00Z</meta:creation-date>
    <dc:date>2024-07-26T19:3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527" meta:character-count="3370" meta:row-count="23" meta:non-whitespace-character-count="2849"/>
  </office:meta>
</office:document-meta>
</file>